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20000009000062650000094E451A4A97EAF375F1.svm" manifest:media-type=""/>
  <manifest:file-entry manifest:full-path="Pictures/1000020100000080000000808B61D28B69AD202E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Helvetica, sans-serif"/>
    <style:font-face style:name="Century Gothic" svg:font-family="'Century Gothic'"/>
    <style:font-face style:name="Times New Roman" svg:font-family="'Times New Roman'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entury Gothic1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loext:contextual-spacing="false" fo:text-indent="0cm" style:auto-text-indent="false"/>
    </style:style>
    <style:style style:name="P2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 text:number-lines="false" text:line-number="0"/>
      <style:text-properties fo:font-variant="normal" fo:text-transform="none" style:font-name="Century Gothic1" fo:font-size="10.5pt" fo:font-style="normal" fo:font-weight="normal" officeooo:paragraph-rsid="007b4e0b" style:font-size-asian="10.5pt" style:font-size-complex="10.5pt"/>
    </style:style>
    <style:style style:name="P3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 text:number-lines="false" text:line-number="0"/>
      <style:text-properties style:font-name="Century Gothic1" fo:font-size="10.5pt" officeooo:rsid="007ba2d4" officeooo:paragraph-rsid="007ba2d4" style:font-size-asian="10.5pt" style:font-size-complex="10.5pt"/>
    </style:style>
    <style:style style:name="P4" style:family="paragraph" style:parent-style-name="Table_20_Contents">
      <style:text-properties fo:font-size="24pt" fo:font-weight="bold" officeooo:rsid="007a6642" officeooo:paragraph-rsid="007a6642" style:font-size-asian="24pt" style:font-weight-asian="bold" style:font-size-complex="24pt" style:font-weight-complex="bold"/>
    </style:style>
    <style:style style:name="P5" style:family="paragraph" style:parent-style-name="Table_20_Contents">
      <style:text-properties officeooo:paragraph-rsid="007a6642"/>
    </style:style>
    <style:style style:name="P6" style:family="paragraph" style:parent-style-name="Table_20_Contents">
      <style:paragraph-properties fo:margin-top="0cm" fo:margin-bottom="0cm" loext:contextual-spacing="false"/>
    </style:style>
    <style:style style:name="P7" style:family="paragraph" style:parent-style-name="Table_20_Contents">
      <style:paragraph-properties fo:margin-top="0cm" fo:margin-bottom="0cm" loext:contextual-spacing="false" fo:text-align="justify" style:justify-single-word="false"/>
      <style:text-properties officeooo:paragraph-rsid="007a6642"/>
    </style:style>
    <style:style style:name="P8" style:family="paragraph" style:parent-style-name="Table_20_Contents">
      <style:paragraph-properties fo:margin-top="0cm" fo:margin-bottom="0cm" loext:contextual-spacing="false" fo:text-align="justify" style:justify-single-word="false"/>
      <style:text-properties fo:font-variant="normal" fo:text-transform="none" style:font-name="Century Gothic" fo:font-size="10.5pt" fo:font-style="normal" fo:font-weight="normal" officeooo:paragraph-rsid="007a6642"/>
    </style:style>
    <style:style style:name="P9" style:family="paragraph" style:parent-style-name="Table_20_Contents">
      <style:paragraph-properties fo:margin-top="0cm" fo:margin-bottom="0cm" loext:contextual-spacing="false"/>
      <style:text-properties officeooo:rsid="001745be" officeooo:paragraph-rsid="001745be"/>
    </style:style>
    <style:style style:name="P10" style:family="paragraph" style:parent-style-name="Table_20_Contents" style:master-page-name="">
      <loext:graphic-properties draw:fill="none"/>
      <style:paragraph-properties fo:margin-left="0.801cm" fo:margin-right="0cm" fo:text-indent="0cm" style:auto-text-indent="false" style:page-number="auto" fo:background-color="transparent" text:number-lines="false" text:line-number="0"/>
      <style:text-properties officeooo:rsid="007a9cac" officeooo:paragraph-rsid="007a9cac"/>
    </style:style>
    <style:style style:name="P11" style:family="paragraph" style:parent-style-name="Table_20_Contents">
      <loext:graphic-properties draw:fill="none"/>
      <style:paragraph-properties fo:margin-left="0.801cm" fo:margin-right="0cm" fo:margin-top="0cm" fo:margin-bottom="0cm" loext:contextual-spacing="false" fo:text-align="justify" style:justify-single-word="false" fo:text-indent="0cm" style:auto-text-indent="false" fo:background-color="transparent" text:number-lines="false" text:line-number="0"/>
      <style:text-properties fo:font-variant="normal" fo:text-transform="none" style:font-name="Century Gothic" fo:font-size="10.5pt" fo:font-style="normal" fo:font-weight="normal" officeooo:paragraph-rsid="007a9cac"/>
    </style:style>
    <style:style style:name="P12" style:family="paragraph" style:parent-style-name="Table_20_Contents">
      <loext:graphic-properties draw:fill="none"/>
      <style:paragraph-properties fo:margin-left="0.801cm" fo:margin-right="0cm" fo:margin-top="0cm" fo:margin-bottom="0cm" loext:contextual-spacing="false" fo:text-align="justify" style:justify-single-word="false" fo:text-indent="0cm" style:auto-text-indent="false" fo:background-color="transparent" text:number-lines="false" text:line-number="0"/>
      <style:text-properties fo:font-variant="normal" fo:text-transform="none" style:font-name="Century Gothic" fo:font-size="10.5pt" fo:font-style="normal" fo:font-weight="normal" officeooo:rsid="007b4e0b" officeooo:paragraph-rsid="007b4e0b"/>
    </style:style>
    <style:style style:name="P13" style:family="paragraph" style:parent-style-name="Table_20_Contents">
      <style:paragraph-properties fo:margin-top="0cm" fo:margin-bottom="0cm" loext:contextual-spacing="false" fo:text-align="justify" style:justify-single-word="false"/>
      <style:text-properties fo:font-variant="normal" fo:text-transform="none" style:font-name="Century Gothic" fo:font-size="10.5pt" fo:font-style="normal" fo:font-weight="normal" officeooo:rsid="007a6642" officeooo:paragraph-rsid="007a6642"/>
    </style:style>
    <style:style style:name="P14" style:family="paragraph" style:parent-style-name="Table_20_Contents">
      <loext:graphic-properties draw:fill="none"/>
      <style:paragraph-properties fo:margin-left="0.801cm" fo:margin-right="0cm" fo:margin-top="0cm" fo:margin-bottom="0cm" loext:contextual-spacing="false" fo:text-align="justify" style:justify-single-word="false" fo:text-indent="0cm" style:auto-text-indent="false" fo:background-color="transparent" text:number-lines="false" text:line-number="0"/>
      <style:text-properties fo:font-variant="normal" fo:text-transform="none" style:font-name="Century Gothic" fo:font-size="10.5pt" fo:font-style="normal" fo:font-weight="normal" officeooo:paragraph-rsid="007a6642"/>
    </style:style>
    <style:style style:name="P15" style:family="paragraph" style:parent-style-name="Table_20_Contents">
      <loext:graphic-properties draw:fill="none"/>
      <style:paragraph-properties fo:margin-left="0.801cm" fo:margin-right="0cm" fo:margin-top="0cm" fo:margin-bottom="0cm" loext:contextual-spacing="false" fo:text-align="justify" style:justify-single-word="false" fo:text-indent="0cm" style:auto-text-indent="false" fo:background-color="transparent" text:number-lines="false" text:line-number="0"/>
      <style:text-properties fo:font-variant="normal" fo:text-transform="none" style:font-name="Century Gothic" fo:font-size="10.5pt" fo:font-style="normal" fo:font-weight="normal" officeooo:rsid="007ce814" officeooo:paragraph-rsid="007ce814"/>
    </style:style>
    <style:style style:name="P16" style:family="paragraph" style:parent-style-name="Table_20_Contents">
      <loext:graphic-properties draw:fill="none"/>
      <style:paragraph-properties fo:margin-left="0.801cm" fo:margin-right="0cm" fo:margin-top="0cm" fo:margin-bottom="0cm" loext:contextual-spacing="false" fo:text-align="justify" style:justify-single-word="false" fo:text-indent="0cm" style:auto-text-indent="false" fo:background-color="transparent" text:number-lines="false" text:line-number="0"/>
      <style:text-properties fo:font-variant="normal" fo:text-transform="none" style:font-name="Century Gothic" fo:font-size="10.5pt" fo:font-style="normal" fo:font-weight="normal" officeooo:rsid="007eaeda" officeooo:paragraph-rsid="007eaeda"/>
    </style:style>
    <style:style style:name="P17" style:family="paragraph" style:parent-style-name="Table_20_Contents" style:master-page-name="">
      <loext:graphic-properties draw:fill="none"/>
      <style:paragraph-properties fo:margin-left="0.801cm" fo:margin-right="0cm" fo:text-indent="0cm" style:auto-text-indent="false" style:page-number="auto" fo:background-color="transparent" text:number-lines="false" text:line-number="0"/>
      <style:text-properties fo:font-size="14pt" fo:font-weight="bold" officeooo:rsid="007ce814" officeooo:paragraph-rsid="007ce814" style:font-size-asian="14pt" style:font-weight-asian="bold" style:font-size-complex="14pt" style:font-weight-complex="bold"/>
    </style:style>
    <style:style style:name="P18" style:family="paragraph" style:parent-style-name="Table_20_Contents" style:master-page-name="">
      <loext:graphic-properties draw:fill="none"/>
      <style:paragraph-properties fo:margin-left="0.801cm" fo:margin-right="0cm" fo:text-indent="0cm" style:auto-text-indent="false" style:page-number="auto" fo:background-color="transparent" text:number-lines="false" text:line-number="0"/>
      <style:text-properties officeooo:rsid="007ce814" officeooo:paragraph-rsid="007ce814"/>
    </style:style>
    <style:style style:name="P19" style:family="paragraph" style:parent-style-name="Table_20_Contents" style:master-page-name="">
      <loext:graphic-properties draw:fill="none"/>
      <style:paragraph-properties fo:margin-left="0.801cm" fo:margin-right="0cm" fo:text-indent="0cm" style:auto-text-indent="false" style:page-number="auto" fo:background-color="transparent" text:number-lines="false" text:line-number="0"/>
      <style:text-properties officeooo:rsid="007ce814" officeooo:paragraph-rsid="007ce814"/>
    </style:style>
    <style:style style:name="P20" style:family="paragraph" style:parent-style-name="Table_20_Contents" style:master-page-name="">
      <loext:graphic-properties draw:fill="none"/>
      <style:paragraph-properties fo:margin-left="0.801cm" fo:margin-right="0cm" fo:text-indent="0cm" style:auto-text-indent="false" style:page-number="auto" fo:background-color="transparent" text:number-lines="false" text:line-number="0"/>
      <style:text-properties officeooo:rsid="007ce814" officeooo:paragraph-rsid="007ce814"/>
    </style:style>
    <style:style style:name="P21" style:family="paragraph" style:parent-style-name="Table_20_Contents" style:master-page-name="">
      <loext:graphic-properties draw:fill="none"/>
      <style:paragraph-properties fo:margin-left="0.801cm" fo:margin-right="0cm" fo:text-indent="0cm" style:auto-text-indent="false" style:page-number="auto" fo:background-color="transparent" text:number-lines="false" text:line-number="0"/>
      <style:text-properties officeooo:rsid="007ce814" officeooo:paragraph-rsid="007ce814"/>
    </style:style>
    <style:style style:name="P22" style:family="paragraph" style:parent-style-name="Table_20_Contents" style:master-page-name="">
      <loext:graphic-properties draw:fill="none"/>
      <style:paragraph-properties fo:margin-left="0.801cm" fo:margin-right="0cm" fo:text-indent="0cm" style:auto-text-indent="false" style:page-number="auto" fo:background-color="transparent" text:number-lines="false" text:line-number="0"/>
      <style:text-properties officeooo:rsid="007ce814" officeooo:paragraph-rsid="007ce814"/>
    </style:style>
    <style:style style:name="P23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 text:number-lines="false" text:line-number="0"/>
      <style:text-properties fo:font-size="14pt" fo:font-weight="bold" officeooo:rsid="007a6642" officeooo:paragraph-rsid="007b4e0b" style:font-size-asian="14pt" style:font-weight-asian="bold" style:font-size-complex="14pt" style:font-weight-complex="bold"/>
    </style:style>
    <style:style style:name="P24" style:family="paragraph" style:parent-style-name="Table_20_Contents" style:master-page-name="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fo:background-color="transparent" text:number-lines="false" text:line-number="0"/>
      <style:text-properties fo:font-variant="normal" fo:text-transform="none" style:font-name="Century Gothic1" fo:font-size="10.5pt" fo:font-style="normal" fo:font-weight="normal" officeooo:rsid="007b4e0b" officeooo:paragraph-rsid="007ce814" style:font-size-asian="10.5pt" style:font-size-complex="10.5pt"/>
    </style:style>
    <style:style style:name="T1" style:family="text">
      <style:text-properties fo:font-variant="normal" fo:text-transform="none" style:font-name="Century Gothic" fo:font-size="10.5pt" fo:font-style="normal" fo:font-weight="normal" officeooo:rsid="007a6642"/>
    </style:style>
    <style:style style:name="T2" style:family="text">
      <style:text-properties fo:font-variant="normal" fo:text-transform="none" style:font-name="Century Gothic" fo:font-size="10.5pt" fo:font-style="normal" fo:font-weight="normal" officeooo:rsid="007a9cac"/>
    </style:style>
    <style:style style:name="T3" style:family="text">
      <style:text-properties fo:font-variant="normal" fo:text-transform="none" fo:color="#000000" style:font-name="Times New Roman" fo:font-size="27pt" fo:letter-spacing="normal" fo:font-style="normal" fo:font-weight="normal"/>
    </style:style>
    <style:style style:name="T4" style:family="text">
      <style:text-properties fo:font-variant="normal" fo:text-transform="none" fo:color="#000000" style:font-name="Times New Roman" fo:font-size="27pt" fo:letter-spacing="normal" fo:font-style="normal" fo:font-weight="normal" officeooo:rsid="007a6642"/>
    </style:style>
    <style:style style:name="T5" style:family="text">
      <style:text-properties style:font-name="Arial" fo:font-size="13.5pt" fo:font-weight="bold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style:style style:name="T7" style:family="text">
      <style:text-properties fo:font-size="14pt" fo:font-weight="bold" officeooo:rsid="007a6642" style:font-size-asian="14pt" style:font-weight-asian="bold" style:font-size-complex="14pt" style:font-weight-complex="bold"/>
    </style:style>
    <style:style style:name="T8" style:family="text">
      <style:text-properties fo:font-size="14pt" fo:font-weight="bold" officeooo:rsid="007ce814" style:font-size-asian="14pt" style:font-weight-asian="bold" style:font-size-complex="14pt" style:font-weight-complex="bold"/>
    </style:style>
    <style:style style:name="T9" style:family="text">
      <style:text-properties fo:font-size="14pt" fo:font-weight="bold" officeooo:rsid="007eaeda" style:font-size-asian="14pt" style:font-weight-asian="bold" style:font-size-complex="14pt" style:font-weight-complex="bold"/>
    </style:style>
    <style:style style:name="T10" style:family="text">
      <style:text-properties officeooo:rsid="007a6642"/>
    </style:style>
    <style:style style:name="T11" style:family="text">
      <style:text-properties officeooo:rsid="007ce814"/>
    </style:style>
    <style:style style:name="T12" style:family="text">
      <style:text-properties officeooo:rsid="007eaed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3">Impress: </text:span><text:span text:style-name="T4">Presentación final</text:span> </text:p>
      <text:p text:style-name="P6"/>
      <text:p text:style-name="P5"><text:span text:style-name="T5"><draw:frame draw:style-name="fr2" draw:name="Imagen1" text:anchor-type="as-char" svg:width="0.744cm" svg:height="0.744cm" draw:z-index="0"><draw:image xlink:href="Pictures/1000020100000080000000808B61D28B69AD202E.png" xlink:type="simple" xlink:show="embed" xlink:actuate="onLoad"/><svg:title>Ejercicios</svg:title></draw:frame></text:span><text:span text:style-name="T5">Ejercicio</text:span></text:p>
      <text:p text:style-name="P5"><text:tab/></text:p>
      <text:p text:style-name="P4">Las siete maravillas del mundo <text:span text:style-name="T11">moderno</text:span></text:p>
      <text:p text:style-name="P13">El alumno deberá realizar una presentación para dar a conocer las 7 maravillas del mundo <text:span text:style-name="T11">moderno</text:span>.</text:p>
      <text:p text:style-name="P8"><text:span text:style-name="T10">La presentación deberá incluir una primera diapositiva, como presentación del trabajo, con el título del tema y nombre del alumno</text:span>. </text:p>
      <text:p text:style-name="P7"><text:span text:style-name="T1">Deberá incluir una diapositiva por cada una de las siete maravillas. Incluirá una </text:span><text:span text:style-name="T2">imagen</text:span><text:span text:style-name="T1"> e información sobre cada una:</text:span></text:p>
      <text:p text:style-name="P13"/>
      <text:p text:style-name="P17">Chichén Itza</text:p>
      <text:p text:style-name="P15">Uno de los lugares arqueológicos de la cultura Maya. Localizada en Yucatán México</text:p>
      <text:p text:style-name="P14"/>
      <text:p text:style-name="P18"><text:span text:style-name="T6">El Coliseo</text:span></text:p>
      <text:p text:style-name="P15">Situado en Roma, Italia. Construido hacia el año 72 por el emperador Vespasiano. Tenía un aforo para unas 50.000 personas.</text:p>
      <text:p text:style-name="P11"/>
      <text:p text:style-name="P18"><text:span text:style-name="T6">La estatua del Cristo Redentor</text:span></text:p>
      <text:p text:style-name="P15">Estatua de 38 metros situada en el cerro del Corcovado en Rio de Janeiro, Brasil. Inaugurado en 1931</text:p>
      <text:p text:style-name="P11"/>
      <text:p text:style-name="P10"><text:span text:style-name="T7">L</text:span><text:span text:style-name="T6">a </text:span><text:span text:style-name="T8">Gran Muralla China</text:span></text:p>
      <text:p text:style-name="P15">Construida en el siglo III a.C. para defenderse de los invasores mongoles. Tiene una longitud de 7300 km.</text:p>
      <text:p text:style-name="P12"/>
      <text:p text:style-name="P18"><text:span text:style-name="T6">Machu Pic</text:span><text:span text:style-name="T9">c</text:span><text:span text:style-name="T6">hu</text:span></text:p>
      <text:p text:style-name="P15">Antiguo poblado inca de piedra <text:span text:style-name="T12">situado en las montañas del Machu Picchu al sur de Perú. Construido sobre el siglo XV.</text:span></text:p>
      <text:p text:style-name="P11"/>
      <text:p text:style-name="P18"><text:span text:style-name="T6">Petra</text:span></text:p>
      <text:p text:style-name="P16">Antigua capital del reino de los nabateos, situada en la actual Jordania. Es un poblado excavado en piedra a 80 km del Mar Muerto. Petra viene del griego que significa piedra.</text:p>
      <text:p text:style-name="P11"/>
      <text:p text:style-name="P18"><text:span text:style-name="T6">El Taj Mahal</text:span></text:p>
      <text:p text:style-name="P16">Conjunto de edificios construidos entre 1631 y 1654 en la ciudad de Agra, India. Construido por el emperador mongol Sha Jahan.</text:p>
      <text:p text:style-name="P23"/>
      <text:p text:style-name="P24">Añade una diapositiva al final a modo de conclusión. <text:span text:style-name="T11">Pon nombres de otros monumentos que podrían estar en esta lista o de la polémica que provoca la exclusión de esos monumentos.</text:span></text:p>
      <text:p text:style-name="P2"/>
      <text:p text:style-name="P3">Guarda el trabajo y súbelo al aula virtua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Helvetica, sans-serif"/>
    <style:font-face style:name="Century Gothic" svg:font-family="'Century Gothic'"/>
    <style:font-face style:name="Times New Roman" svg:font-family="'Times New Roman'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entury Gothic1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paragraph-properties fo:margin-left="0cm" fo:margin-right="0cm" fo:margin-top="0cm" fo:margin-bottom="0cm" loext:contextual-spacing="false" fo:text-indent="0cm" style:auto-text-indent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paragraph" svg:x="0cm" svg:y="-0.679cm" svg:width="17cm" svg:height="1.614cm" draw:z-index="1"><draw:image xlink:href="Pictures/20000009000062650000094E451A4A97EAF375F1.svm" xlink:type="simple" xlink:show="embed" xlink:actuate="onLoad"/></draw:frame></text:p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5T21:57:21.585000000</meta:creation-date>
    <dc:date>2017-11-15T00:47:38.918000000</dc:date>
    <meta:editing-duration>PT1H28M46S</meta:editing-duration>
    <meta:editing-cycles>21</meta:editing-cycles>
    <meta:generator>LibreOffice/5.1.6.2$Windows_x86 LibreOffice_project/07ac168c60a517dba0f0d7bc7540f5afa45f0909</meta:generator>
    <meta:document-statistic meta:table-count="0" meta:image-count="2" meta:object-count="0" meta:page-count="1" meta:paragraph-count="23" meta:word-count="265" meta:character-count="1571" meta:non-whitespace-character-count="1325"/>
  </office:meta>
</office:document-meta>
</file>